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das Bild - the image/painting</text:p>
      <text:p text:style-name="Standard">der Stuhl - the chair</text:p>
      <text:p text:style-name="Standard">der Tisch - the table</text:p>
      <text:p text:style-name="Standard">der Fisch - the fish</text:p>
      <text:p text:style-name="Standard">schreiben - to write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5-01T18:22:56.253422100</meta:creation-date>
    <dc:date>2026-05-01T18:23:51.759634400</dc:date>
    <meta:editing-duration>PT56S</meta:editing-duration>
    <meta:editing-cycles>1</meta:editing-cycles>
    <meta:document-statistic meta:table-count="0" meta:image-count="0" meta:object-count="0" meta:page-count="1" meta:paragraph-count="5" meta:word-count="24" meta:character-count="111" meta:non-whitespace-character-count="92"/>
    <meta:generator>LibreOffice/25.8.3.2$Windows_X86_64 LibreOffice_project/8ca8d55c161d602844f5428fa4b58097424e324e</meta:generator>
  </office:meta>
</office:document-meta>
</file>